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2.174cm" table:align="margins"/>
    </style:style>
    <style:style style:name="Table1.A" style:family="table-column">
      <style:table-column-properties style:column-width="13.019cm" style:rel-column-width="38476*"/>
    </style:style>
    <style:style style:name="Table1.B" style:family="table-column">
      <style:table-column-properties style:column-width="9.155cm" style:rel-column-width="2705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2" style:family="paragraph" style:parent-style-name="Preformatted_20_Text">
      <style:paragraph-properties fo:text-align="center" style:justify-single-word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paragraph-rsid="0018488d" style:font-name-asian="Noto Sans Mono CJK SC" style:font-size-asian="10pt" style:font-name-complex="Liberation Mono" style:font-size-complex="10pt"/>
    </style:style>
    <style:style style:name="P4" style:family="paragraph" style:parent-style-name="Preformatted_20_Text">
      <style:text-properties officeooo:paragraph-rsid="0018488d"/>
    </style:style>
    <style:style style:name="P5" style:family="paragraph" style:parent-style-name="Preformatted_20_Text">
      <style:text-properties officeooo:paragraph-rsid="001eb9f2"/>
    </style:style>
    <style:style style:name="T1" style:family="text">
      <style:text-properties officeooo:rsid="00154915"/>
    </style:style>
    <style:style style:name="T2" style:family="text">
      <style:text-properties officeooo:rsid="001612d8"/>
    </style:style>
    <style:style style:name="T3" style:family="text">
      <style:text-properties officeooo:rsid="0018488d"/>
    </style:style>
    <style:style style:name="T4" style:family="text">
      <style:text-properties fo:background-color="#ff8000" loext:char-shading-value="0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background-color="#e8f2a1" loext:char-shading-value="0"/>
    </style:style>
    <style:style style:name="T7" style:family="text">
      <style:text-properties officeooo:rsid="001eb9f2"/>
    </style:style>
    <style:style style:name="T8" style:family="text">
      <style:text-properties officeooo:rsid="001f55cd"/>
    </style:style>
    <style:style style:name="T9" style:family="text">
      <style:text-properties style:font-name="Liberation Mono" fo:font-size="10pt" officeooo:rsid="001f55cd" style:font-name-asian="Noto Sans Mono CJK SC" style:font-size-asian="10pt" style:font-name-complex="Liberation Mono" style:font-size-complex="10pt"/>
    </style:style>
    <style:style style:name="T10" style:family="text">
      <style:text-properties officeooo:rsid="00201dd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&amp;share</text:p>
      <text:p text:style-name="Preformatted_20_Text"><text:s/>wrf_core = 'ARW', <text:s text:c="3"/>! <text:span text:style-name="T1">ARW (nests) <text:s text:c="2"/>NMM (levels)</text:span></text:p>
      <text:p text:style-name="Preformatted_20_Text"><text:s/>max_dom = 2,</text:p>
      <text:p text:style-name="Preformatted_20_Text"><text:s/>start_date = '2006-08-16_12:00:00','2006-08-16_12:00:00',</text:p>
      <text:p text:style-name="Preformatted_20_Text"><text:s/>end_date <text:s text:c="2"/>= '2006-08-16_18:00:00','2006-08-16_12:00:00',</text:p>
      <text:p text:style-name="Preformatted_20_Text"><text:s/>interval_seconds = 21600</text:p>
      <text:p text:style-name="Preformatted_20_Text"><text:s/>active_grid = .true., .true.,</text:p>
      <text:p text:style-name="Preformatted_20_Text"><text:s/>subgrid_ratio_x = 1</text:p>
      <text:p text:style-name="Preformatted_20_Text"><text:s/>subgrid_ratio_y = 1</text:p>
      <text:p text:style-name="Preformatted_20_Text"><text:s/>io_form_geogrid = 2,</text:p>
      <text:p text:style-name="Preformatted_20_Text"><text:s/>opt_output_from_geogrid_path = './',</text:p>
      <text:p text:style-name="Preformatted_20_Text"><text:s/>debug_level = 0</text:p>
      <text:p text:style-name="Preformatted_20_Text">/</text:p>
      <text:p text:style-name="Preformatted_20_Text"><text:s/>start_date = '2000-01-24_12:00:00','2000-01-24_12:00:00',</text:p>
      <text:p text:style-name="Preformatted_20_Text"><text:s/>end_date <text:s text:c="2"/>= '2000-01-25_12:00:00','2000-01-24_12:00:00',</text:p>
      <text:p text:style-name="Preformatted_20_Text"><text:s/>start_year <text:s text:c="2"/>= 2006, 2006,</text:p>
      <text:p text:style-name="Preformatted_20_Text"><text:s/>start_month <text:s/>= <text:s text:c="2"/>08, <text:s text:c="2"/>08,</text:p>
      <text:p text:style-name="Preformatted_20_Text"><text:s/>start_day <text:s text:c="3"/>= <text:s text:c="2"/>16, <text:s text:c="2"/>16,</text:p>
      <text:p text:style-name="Preformatted_20_Text"><text:s/>start_hour <text:s text:c="2"/>= <text:s text:c="2"/>12, <text:s text:c="2"/>12,</text:p>
      <text:p text:style-name="Preformatted_20_Text"><text:s/>start_minute = <text:s text:c="2"/>00, <text:s text:c="2"/>00,</text:p>
      <text:p text:style-name="Preformatted_20_Text"><text:s/>start_second = <text:s text:c="2"/>00, <text:s text:c="2"/>00,</text:p>
      <text:p text:style-name="Preformatted_20_Text"><text:s/>end_year <text:s text:c="4"/>= 2006, 2006,</text:p>
      <text:p text:style-name="Preformatted_20_Text"><text:s/>end_month <text:s text:c="3"/>= <text:s text:c="2"/>08, <text:s text:c="2"/>08,</text:p>
      <text:p text:style-name="Preformatted_20_Text"><text:s/>end_day <text:s text:c="5"/>= <text:s text:c="2"/>16, <text:s text:c="2"/>16,</text:p>
      <text:p text:style-name="Preformatted_20_Text"><text:s/>end_hour <text:s text:c="4"/>= <text:s text:c="2"/>18, <text:s text:c="2"/>12,</text:p>
      <text:p text:style-name="Preformatted_20_Text"><text:s/>end_minute <text:s text:c="2"/>= <text:s text:c="2"/>00, <text:s text:c="2"/>00,</text:p>
      <text:p text:style-name="Preformatted_20_Text"><text:s/>end_second <text:s text:c="2"/>= <text:s text:c="2"/>00, <text:s text:c="2"/>00,</text:p>
      <text:p text:style-name="Preformatted_20_Text"/>
      <text:p text:style-name="Preformatted_20_Text">&amp;geogrid</text:p>
      <text:p text:style-name="Preformatted_20_Text"><text:s/>parent_id <text:s text:c="8"/>= <text:s text:c="2"/>1, <text:s text:c="2"/>1, <text:s text:c="3"/>! <text:span text:style-name="T1">Esses dois </text:span><text:span text:style-name="T2">parâmetros controlam a resol espacial</text:span><text:span text:style-name="T1"> </text:span><text:s text:c="11"/></text:p>
      <text:p text:style-name="Preformatted_20_Text"><text:s/>parent_grid_ratio = <text:s text:c="2"/>1, <text:s text:c="2"/>3, <text:s text:c="3"/>! <text:span text:style-name="T2">dos subdomínios.</text:span></text:p>
      <text:p text:style-name="Preformatted_20_Text"><text:s/>i_parent_start <text:s text:c="3"/>= <text:s text:c="2"/>1, <text:s/>31,</text:p>
      <text:p text:style-name="Preformatted_20_Text"><text:s/>j_parent_start <text:s text:c="3"/>= <text:s text:c="2"/>1, <text:s/>17,</text:p>
      <text:p text:style-name="Preformatted_20_Text"><text:s/>s_we <text:s text:c="13"/>= <text:s text:c="2"/>1, <text:s text:c="2"/>1,</text:p>
      <text:p text:style-name="Preformatted_20_Text"><text:s/>e_we <text:s text:c="13"/>= <text:s/>74, 112,</text:p>
      <text:p text:style-name="Preformatted_20_Text"><text:s/>s_sn <text:s text:c="13"/>= <text:s text:c="2"/>1, <text:s text:c="2"/>1,</text:p>
      <text:p text:style-name="Preformatted_20_Text"><text:s/>e_sn <text:s text:c="13"/>= <text:s/>61, <text:s/>97,</text:p>
      <text:p text:style-name="Preformatted_20_Text"><text:s/>!</text:p>
      <text:p text:style-name="Preformatted_20_Text"><text:s/>!!!!!!!!!!!!!!!!!!!!!!!!!!!! IMPORTANT NOTE !!!!!!!!!!!!!!!!!!!!!!!!!!!!</text:p>
      <text:p text:style-name="Preformatted_20_Text"><text:s/>! The default datasets used to produce the MAXSNOALB and ALBEDO12M</text:p>
      <text:p text:style-name="Preformatted_20_Text"><text:s/>! fields have changed in WPS v4.0. These fields are now interpolated</text:p>
      <text:p text:style-name="Preformatted_20_Text"><text:s/>! from MODIS-based datasets.</text:p>
      <text:p text:style-name="Preformatted_20_Text"><text:s/>!</text:p>
      <text:p text:style-name="Preformatted_20_Text"><text:s/>! To match the output given by the default namelist.wps in WPS v3.9.1,</text:p>
      <text:p text:style-name="Preformatted_20_Text"><text:s/>! the following setting for geog_data_res may be used:</text:p>
      <text:p text:style-name="Preformatted_20_Text"><text:s/>!</text:p>
      <text:p text:style-name="Preformatted_20_Text"><text:s/>! geog_data_res = 'maxsnowalb_ncep+albedo_ncep+default', 'maxsnowalb_ncep+albedo_ncep+default',</text:p>
      <text:p text:style-name="Preformatted_20_Text"><text:s/>!</text:p>
      <text:p text:style-name="Preformatted_20_Text"><text:s/>!!!!!!!!!!!!!!!!!!!!!!!!!!!! IMPORTANT NOTE !!!!!!!!!!!!!!!!!!!!!!!!!!!!</text:p>
      <text:p text:style-name="Preformatted_20_Text"><text:s/>!</text:p>
      <text:p text:style-name="Preformatted_20_Text"><text:s/>geog_data_res = 'default','default', <text:s/>! <text:span text:style-name="T7">Default: MODIS IGBP 21-category data</text:span></text:p>
      <text:p text:style-name="Preformatted_20_Text"><text:s/>dx <text:s text:c="7"/>= 30000,</text:p>
      <text:p text:style-name="Preformatted_20_Text"><text:s/>dy <text:s text:c="7"/>= 30000,</text:p>
      <text:p text:style-name="Preformatted_20_Text"><text:s/>map_proj <text:s/>= 'lambert',</text:p>
      <text:p text:style-name="Preformatted_20_Text"><text:s/>ref_lat <text:s text:c="2"/>= <text:s/>34.83,</text:p>
      <text:p text:style-name="Preformatted_20_Text"><text:s/>ref_lon <text:s text:c="2"/>= -81.03,</text:p>
      <text:p text:style-name="Preformatted_20_Text"><text:s/>ref_x <text:s text:c="4"/>= <text:s/>37.0,</text:p>
      <text:p text:style-name="Preformatted_20_Text"><text:s/>ref_y <text:s text:c="4"/>= <text:s/>30.5,</text:p>
      <text:p text:style-name="Preformatted_20_Text"><text:s/>truelat1 <text:s/>= <text:s/>30.0,</text:p>
      <text:p text:style-name="Preformatted_20_Text"><text:s/>truelat2 <text:s/>= <text:s/>60.0,</text:p>
      <text:p text:style-name="Preformatted_20_Text"><text:s/>stand_lon = -98.0,</text:p>
      <text:p text:style-name="Preformatted_20_Text"><text:s/>geog_data_path = '/glade/work/wrfhelp/WPS_GEOG/'</text:p>
      <text:p text:style-name="Preformatted_20_Text"><text:s/>opt_geogrid_tbl_path = 'geogrid/'</text:p>
      <text:p text:style-name="Preformatted_20_Text">/</text:p>
      <text:p text:style-name="Preformatted_20_Text"><text:s/>geog_data_res <text:s text:c="4"/>= 'modis_lakes+10m','modis_lakes+2m',</text:p>
      <text:p text:style-name="Preformatted_20_Text"><text:s/>geog_data_res <text:s text:c="4"/>= 'usgs_lakes+10m','usgs_lakes+2m',</text:p>
      <text:p text:style-name="P5"><text:s/>geog_data_res <text:s text:c="4"/>= 'usgs_lakes+<text:span text:style-name="T7">default</text:span>','usgs_lakes+<text:span text:style-name="T7">default</text:span>', <text:s text:c="2"/>! <text:span text:style-name="T7">Geogrid tenta encontrar USGS 24-category e caso falhe, irá para o default (o + indica OU)</text:span></text:p>
      <text:p text:style-name="Preformatted_20_Text"/>
      <table:table table:name="Table1" table:style-name="Table1">
        <table:table-column table:style-name="Table1.A"/>
        <table:table-column table:style-name="Table1.B"/>
        <table:table-row table:style-name="TableLine93897486997904">
          <table:table-cell table:style-name="Table1.A1" office:value-type="string">
            <text:p text:style-name="P2">Map projection / value of map_proj</text:p>
          </table:table-cell>
          <table:table-cell table:style-name="Table1.B1" office:value-type="string">
            <text:p text:style-name="P2">Projection parameters</text:p>
          </table:table-cell>
        </table:table-row>
        <table:table-row table:style-name="TableLine93897496989696">
          <table:table-cell table:style-name="Table1.A2" office:value-type="string">
            <text:p text:style-name="P1">Lambert Conformal / 'lambert'</text:p>
          </table:table-cell>
          <table:table-cell table:style-name="Table1.B2" office:value-type="string">
            <text:p text:style-name="P1"><text:span text:style-name="T3">t</text:span>ruelat1</text:p>
            <text:p text:style-name="P1">truelat2 (optional)</text:p>
            <text:p text:style-name="P1">stand_lon</text:p>
          </table:table-cell>
        </table:table-row>
        <table:table-row table:style-name="TableLine93897615244288">
          <table:table-cell table:style-name="Table1.A2" office:value-type="string">
            <text:p text:style-name="P1">Mercator / 'mercator'</text:p>
          </table:table-cell>
          <table:table-cell table:style-name="Table1.B2" office:value-type="string">
            <text:p text:style-name="P1">truelat1</text:p>
          </table:table-cell>
        </table:table-row>
        <table:table-row table:style-name="TableLine93897560697856">
          <table:table-cell table:style-name="Table1.A2" office:value-type="string">
            <text:p text:style-name="P1">Polar stereographic / 'polar'</text:p>
          </table:table-cell>
          <table:table-cell table:style-name="Table1.B2" office:value-type="string">
            <text:p text:style-name="P1">truelat1</text:p>
            <text:p text:style-name="P1">stand_lon</text:p>
          </table:table-cell>
        </table:table-row>
        <table:table-row table:style-name="TableLine93897422121216">
          <table:table-cell table:style-name="Table1.A2" office:value-type="string">
            <text:p text:style-name="P1">Regular latitude-longitude, or cylindrical equidistant / 'lat-lon'</text:p>
          </table:table-cell>
          <table:table-cell table:style-name="Table1.B2" office:value-type="string">
            <text:p text:style-name="P4">pole_lat</text:p>
            <text:p text:style-name="P4">pole_lon</text:p>
            <text:p text:style-name="P3">stand_lon</text:p>
          </table:table-cell>
        </table:table-row>
      </table:table>
      <text:p text:style-name="Preformatted_20_Text"/>
      <text:p text:style-name="Preformatted_20_Text"><text:span text:style-name="T4">true latitude</text:span> (or true latitudes, in the case of the Lambert conformal), <text:span text:style-name="T5">is the latitude at which the surface of projection intersects or is tangent to the surface of the earth</text:span>. At this latitude, <text:span text:style-name="T6">there is no distortion in the distances in the map projection</text:span>, while at other latitudes, the distance on the surface of the earth is related to the distance on the surface of projection by a map scale factor. </text:p>
      <text:p text:style-name="Preformatted_20_Text"/>
      <text:p text:style-name="P4">- <text:span text:style-name="T4">polar stereographic projection</text:span> is best suited for high-latitude WRF domains</text:p>
      <text:p text:style-name="P4">- <text:span text:style-name="T4">Lambert conformal projection</text:span> is well-suited for mid-latitude domains</text:p>
      <text:p text:style-name="P4">- <text:span text:style-name="T4">Mercator projection</text:span> is good for low-latitude domains or domains with predominantly west-east extent</text:p>
      <text:p text:style-name="P4">- <text:span text:style-name="T4">cylindrical equidistant projection</text:span> is required for global ARW simulations, although in its rotated aspect (i.e., when pole_lat, pole_lon, and stand_lon are changed from their default values) it can also be well-suited for regional domains anywhere on the earth’s surface.</text:p>
      <text:p text:style-name="Preformatted_20_Text"><text:tab/></text:p>
      <text:p text:style-name="Preformatted_20_Text"/>
      <text:p text:style-name="Preformatted_20_Text">Regular latitude-longitude: <text:span text:style-name="T8">pode ser usado para </text:span><text:span text:style-name="T9">domínios</text:span><text:span text:style-name="T8"> regionais, desde que os valores de pole_lat, pole_lon e stand_lon sejam definidos conforme determinadas regras. Isso permite que a grade não tenha distorção sobre a região </text:span><text:span text:style-name="T10">e o</text:span><text:span text:style-name="T8"> fator de escala de mapa (map scale factor) </text:span><text:span text:style-name="T10">estará</text:span><text:span text:style-name="T8"> próximo de 1.</text:span></text:p>
      <text:p text:style-name="Preformatted_20_Text"/>
      <text:p text:style-name="Preformatted_20_Text"><text:s/></text:p>
      <text:p text:style-name="Preformatted_20_Text"/>
      <text:p text:style-name="Preformatted_20_Text"/>
      <text:p text:style-name="Preformatted_20_Text"/>
      <text:p text:style-name="Preformatted_20_Text">&amp;ungrib</text:p>
      <text:p text:style-name="Preformatted_20_Text"><text:s/>out_format = 'WPS',</text:p>
      <text:p text:style-name="Preformatted_20_Text"><text:s/>prefix <text:s text:c="4"/>= 'FILE',</text:p>
      <text:p text:style-name="Preformatted_20_Text"><text:s/>ec_rec_len = 26214508,</text:p>
      <text:p text:style-name="Preformatted_20_Text"><text:s/>pmin = 100.</text:p>
      <text:p text:style-name="Preformatted_20_Text">/</text:p>
      <text:p text:style-name="Preformatted_20_Text"/>
      <text:p text:style-name="Preformatted_20_Text">&amp;metgrid</text:p>
      <text:p text:style-name="Preformatted_20_Text"><text:s/>fg_name <text:s text:c="8"/>= 'FILE'</text:p>
      <text:p text:style-name="Preformatted_20_Text"><text:s/>constants_name <text:s/>= './TAVGSFC'</text:p>
      <text:p text:style-name="Preformatted_20_Text"><text:s/>io_form_metgrid = 2, </text:p>
      <text:p text:style-name="Preformatted_20_Text"><text:s/>opt_output_from_metgrid_path = './',</text:p>
      <text:p text:style-name="Preformatted_20_Text"><text:s/>opt_metgrid_tbl_path <text:s text:c="8"/>= 'metgrid/',</text:p>
      <text:p text:style-name="Preformatted_20_Text"><text:s/>process_only_bdy = 5,</text:p>
      <text:p text:style-name="Preformatted_20_Text">/</text:p>
      <text:p text:style-name="Preformatted_20_Text"/>
      <text:p text:style-name="Preformatted_20_Text">&amp;mod_levs</text:p>
      <text:p text:style-name="Preformatted_20_Text"><text:s/>press_pa = 201300 , 200100 , 100000 , </text:p>
      <text:p text:style-name="Preformatted_20_Text"><text:s text:c="13"/>95000 , <text:s/>90000 , </text:p>
      <text:p text:style-name="Preformatted_20_Text"><text:s text:c="13"/>85000 , <text:s/>80000 , </text:p>
      <text:p text:style-name="Preformatted_20_Text"><text:s text:c="13"/>75000 , <text:s/>70000 , </text:p>
      <text:p text:style-name="Preformatted_20_Text"><text:s text:c="13"/>65000 , <text:s/>60000 , </text:p>
      <text:p text:style-name="Preformatted_20_Text"><text:s text:c="13"/>55000 , <text:s/>50000 , </text:p>
      <text:p text:style-name="Preformatted_20_Text"><text:s text:c="13"/>45000 , <text:s/>40000 , </text:p>
      <text:p text:style-name="Preformatted_20_Text"><text:s text:c="13"/>35000 , <text:s/>30000 , </text:p>
      <text:p text:style-name="Preformatted_20_Text"><text:s text:c="13"/>25000 , <text:s/>20000 , </text:p>
      <text:p text:style-name="Preformatted_20_Text"><text:s text:c="13"/>15000 , <text:s/>10000 , </text:p>
      <text:p text:style-name="Preformatted_20_Text"><text:s text:c="14"/>5000 , <text:s text:c="2"/>1000</text:p>
      <text:p text:style-name="Preformatted_20_Text">/</text:p>
      <text:p text:style-name="Preformatted_20_Text"/>
      <text:p text:style-name="Preformatted_20_Text">&amp;plotfmt</text:p>
      <text:p text:style-name="Preformatted_20_Text"><text:s/>ix = 100</text:p>
      <text:p text:style-name="Preformatted_20_Text"><text:s/>jx = 100</text:p>
      <text:p text:style-name="Preformatted_20_Text"><text:s/>ioff = 30</text:p>
      <text:p text:style-name="Preformatted_20_Text"><text:s/>joff = 30</text:p>
      <text:p text:style-name="Preformatted_20_Text">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6T22:32:05.296823420</dc:date>
    <meta:editing-duration>P2DT9H34M30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1" meta:paragraph-count="122" meta:word-count="604" meta:character-count="4473" meta:non-whitespace-character-count="3500"/>
  </office:meta>
</office:document-meta>
</file>